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1.457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2">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40.30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0.874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2">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2">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2">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office:value-type="string" calcext:value-type="string">
            <text:p>طریقہ کار، <text:span text:style-name="T6">طریق</text:span></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 [each run of the computer]</text:p>
          </table:table-cell>
          <table:table-cell office:value-type="string" calcext:value-type="string">
            <text:p>کمپیوٹر کی ہر دوڑ</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ematic diagram</text:p>
          </table:table-cell>
          <table:table-cell table:style-name="ce144" office:value-type="string" calcext:value-type="string">
            <text:p>نقشہ دور</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2">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2">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2">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923">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21T12:36:40.432672814</dc:date>
    <meta:editing-duration>P115DT20H25M14S</meta:editing-duration>
    <meta:editing-cycles>4984</meta:editing-cycles>
    <meta:generator>LibreOffice/7.3.7.2$Linux_X86_64 LibreOffice_project/30$Build-2</meta:generator>
    <meta:document-statistic meta:table-count="9" meta:cell-count="76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